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37c0" officeooo:paragraph-rsid="000137c0"/>
    </style:style>
    <style:style style:name="P2" style:family="paragraph" style:parent-style-name="Standard">
      <style:paragraph-properties fo:text-align="center" style:justify-single-word="false"/>
      <style:text-properties officeooo:rsid="000137c0" officeooo:paragraph-rsid="000137c0"/>
    </style:style>
    <style:style style:name="P3" style:family="paragraph" style:parent-style-name="Standard">
      <style:text-properties fo:font-style="italic" officeooo:rsid="000137c0" officeooo:paragraph-rsid="000137c0" style:font-style-asian="italic" style:font-style-complex="italic"/>
    </style:style>
    <style:style style:name="P4" style:family="paragraph" style:parent-style-name="Standard">
      <style:text-properties officeooo:rsid="00037b14" officeooo:paragraph-rsid="00037b14"/>
    </style:style>
    <style:style style:name="P5" style:family="paragraph" style:parent-style-name="Standard">
      <style:text-properties officeooo:rsid="00042049" officeooo:paragraph-rsid="00042049"/>
    </style:style>
    <style:style style:name="P6" style:family="paragraph" style:parent-style-name="Standard" style:list-style-name="L3">
      <style:text-properties officeooo:paragraph-rsid="00037b14"/>
    </style:style>
    <style:style style:name="P7" style:family="paragraph" style:parent-style-name="Standard" style:list-style-name="L3">
      <style:text-properties officeooo:paragraph-rsid="00042049"/>
    </style:style>
    <style:style style:name="P8" style:family="paragraph" style:parent-style-name="Standard">
      <style:text-properties officeooo:rsid="00050622" officeooo:paragraph-rsid="00050622"/>
    </style:style>
    <style:style style:name="P9" style:family="paragraph" style:parent-style-name="Standard" style:list-style-name="L4">
      <style:text-properties officeooo:rsid="00050622" officeooo:paragraph-rsid="00050622"/>
    </style:style>
    <style:style style:name="P10" style:family="paragraph" style:parent-style-name="Standard">
      <style:text-properties officeooo:rsid="0006f540" officeooo:paragraph-rsid="0006f540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Preformatted_20_Text">
      <style:text-properties officeooo:rsid="00050622" officeooo:paragraph-rsid="00050622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19409"/>
    </style:style>
    <style:style style:name="T2" style:family="text">
      <style:text-properties officeooo:rsid="00042049"/>
    </style:style>
    <style:style style:name="T3" style:family="text">
      <style:text-properties officeooo:rsid="00050622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42049"/>
    </style:style>
    <style:style style:name="T7" style:family="text">
      <style:text-properties officeooo:rsid="0006f540"/>
    </style:style>
    <style:style style:name="T8" style:family="text">
      <style:text-properties officeooo:rsid="0009a2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ximum Mathematical Languages</text:p>
      <text:p text:style-name="P2">by Sven Nilsen, 2021</text:p>
      <text:p text:style-name="P1"/>
      <text:p text:style-name="P3">In this paper I use Avatar Schema Theory to derive a grammar for maximum mathematical languages.</text:p>
      <text:p text:style-name="P1"/>
      <text:p text:style-name="P4">In the paper “Avatar Schema Theory”<text:span text:style-name="T5"><text:reference-ref text:reference-format="text" text:ref-name="avatar schema theory">[1]</text:reference-ref></text:span>, I introduced axioms <text:span text:style-name="T2">in Propositional Logic</text:span><text:span text:style-name="T6"><text:reference-ref text:reference-format="text" text:ref-name="propositional calculus">[2]</text:reference-ref></text:span><text:span text:style-name="T2"> for integrating Inside vs Outside Theories</text:span><text:span text:style-name="T6"><text:reference-ref text:reference-format="text" text:ref-name="plato's cave">[3]</text:reference-ref></text:span><text:span text:style-name="T2"> for Avatar Extensions</text:span><text:span text:style-name="T6"><text:reference-ref text:reference-format="text" text:ref-name="avatar extensions">[4]</text:reference-ref></text:span><text:span text:style-name="T2"> with Kent Palmer’s (Ph.D) Schema Theory</text:span><text:span text:style-name="T6"><text:reference-ref text:reference-format="text" text:ref-name="schema theory">[5]</text:reference-ref></text:span><text:span text:style-name="T2">.</text:span></text:p>
      <text:p text:style-name="P1"/>
      <text:p text:style-name="P1">A maximum mathematical language is a mathematical language <text:span text:style-name="T1">that attempts to cover as much mathematics as possible, or in the very least try to cover all 6 Aspects of Being in the following way:</text:span></text:p>
      <text:p text:style-name="P1"/>
      <text:list xml:id="list6675203683237130866" text:style-name="L3">
        <text:list-item>
          <text:p text:style-name="P6"><text:span text:style-name="T2">Has 2 provable properties (of 6 in total) that satisfies the grammar of maximum mathematics</text:span></text:p>
        </text:list-item>
        <text:list-item>
          <text:p text:style-name="P7"><text:span text:style-name="T2">Must prove as many cases as possible,<text:line-break/>where it is provable that it can not prove the other 4 properties about itself</text:span></text:p>
        </text:list-item>
      </text:list>
      <text:p text:style-name="P5"/>
      <text:p text:style-name="P5">The second criteria is weakened to proving as many cases as possible, <text:span text:style-name="T7">instead of proving all cases, </text:span>because it is currently unknown whether it is possible to <text:span text:style-name="T7">prove all 4 cases.</text:span></text:p>
      <text:p text:style-name="P5"/>
      <text:p text:style-name="P8">The grammar of maximum mathematical languages is given as following:</text:p>
      <text:p text:style-name="P8"/>
      <text:p text:style-name="P12"><text:span text:style-name="Source_20_Text"><text:tab/>verification|validation coherence</text:span></text:p>
      <text:p text:style-name="P13"><text:span text:style-name="Source_20_Text"><text:tab/>consistency|completeness coherence|clarity</text:span></text:p>
      <text:p text:style-name="P8">This can be derived using following steps:</text:p>
      <text:p text:style-name="P8"/>
      <text:list xml:id="list8130133702617756883" text:style-name="L4">
        <text:list-item>
          <text:p text:style-name="P9">Enumerate all 6 properties (e.g. standard enumeration of binary numbers)</text:p>
        </text:list-item>
        <text:list-item>
          <text:p text:style-name="P9">For each enumeration `x`, check whether `x =&gt; false` is provable</text:p>
        </text:list-item>
        <text:list-item>
          <text:p text:style-name="P9">Collect all enumerations where `x =&gt; false` is not provable</text:p>
        </text:list-item>
        <text:list-item>
          <text:p text:style-name="P9">This should give 13 satisfied models, that represents kinds of theories of maximum 2 properties</text:p>
        </text:list-item>
        <text:list-item>
          <text:p text:style-name="P9">Remove the empty theory (0 properties satisfied)</text:p>
        </text:list-item>
        <text:list-item>
          <text:p text:style-name="P9">Observe that for all 6 properties, there is a corresponding satisified model</text:p>
        </text:list-item>
        <text:list-item>
          <text:p text:style-name="P9">Remove the the satisfied models for each of the 6 properties,<text:line-break/>because they are subsets of other theories <text:span text:style-name="T8">with 2 properties</text:span></text:p>
        </text:list-item>
        <text:list-item>
          <text:p text:style-name="P9">Use the resulting 6 satisfied models to create the grammar</text:p>
        </text:list-item>
      </text:list>
      <text:p text:style-name="P8"/>
      <text:p text:style-name="P8">A sentence in the grammar is an ordered Cartesian product,<text:line-break/>which is isomorphic to sets, which again are isomorphic to propositions.</text:p>
      <text:p text:style-name="P8"/>
      <text:p text:style-name="P8">Therefore, when a mathematical language satisfies the grammar, it has maximum 2 provable properties.</text:p>
      <text:p text:style-name="P8"/>
      <text:h text:style-name="P11" text:outline-level="3">References:</text:h>
      <text:p text:style-name="P8"/>
      <text:p text:style-name="P8"><text:reference-mark-start text:name="avatar schema theory"/>[1]<text:reference-mark-end text:name="avatar schema theory"/><text:tab/>“Avatar Schema Theory”</text:p>
      <text:p text:style-name="P8"><text:tab/>Sven Nilsen, 2021</text:p>
      <text:p text:style-name="P8"><text:tab/><text:a xlink:type="simple" xlink:href="https://github.com/advancedresearch/path_semantics/blob/master/papers-wip/avatar-schema-theory.pdf" text:style-name="Internet_20_link" text:visited-style-name="Visited_20_Internet_20_Link"><text:span text:style-name="T4">https://github.com/advancedresearch/path_semantics/blob/master/papers-wip/avatar-schema-theory.pdf</text:span></text:a></text:p>
      <text:p text:style-name="P8"/>
      <text:p text:style-name="P10"><text:reference-mark-start text:name="propositional calculus"/>[2]<text:reference-mark-end text:name="propositional calculus"/><text:tab/>“Propositional calculus”</text:p>
      <text:p text:style-name="P10"><text:tab/>Wikipedia</text:p>
      <text:p text:style-name="P10"><text:tab/><text:a xlink:type="simple" xlink:href="https://en.wikipedia.org/wiki/Propositional_calculus" text:style-name="Internet_20_link" text:visited-style-name="Visited_20_Internet_20_Link"><text:span text:style-name="T4">https://en.wikipedia.org/wiki/Propositional_calculus</text:span></text:a></text:p>
      <text:p text:style-name="P10"/>
      <text:p text:style-name="P10"><text:reference-mark-start text:name="plato's cave"/>[3]<text:reference-mark-end text:name="plato's cave"/><text:tab/>“Plato’s Cave Found in Mathematics”</text:p>
      <text:p text:style-name="P10"><text:tab/>AdvancedResearch Blog</text:p>
      <text:p text:style-name="P10"><text:tab/><text:a xlink:type="simple" xlink:href="https://advancedresearch.github.io/blog/2021-01-18-platos-cave-found-in-mathematics" text:style-name="Internet_20_link" text:visited-style-name="Visited_20_Internet_20_Link"><text:span text:style-name="T4">https://advancedresearch.github.io/blog/2021-01-18-platos-cave-found-in-mathematics</text:span></text:a></text:p>
      <text:p text:style-name="P10"/>
      <text:p text:style-name="P10"><text:reference-mark-start text:name="avatar extensions"/>[4]<text:reference-mark-end text:name="avatar extensions"/><text:tab/>“Avatar Extensions”</text:p>
      <text:p text:style-name="P10"><text:tab/>AdvancedResearch – Summary page for Avatar Extensions</text:p>
      <text:p text:style-name="P10"><text:tab/><text:a xlink:type="simple" xlink:href="https://advancedresearch.github.io/avatar-extensions/summary.html" text:style-name="Internet_20_link" text:visited-style-name="Visited_20_Internet_20_Link"><text:span text:style-name="T4">https://advancedresearch.github.io/avatar-extensions/summary.html</text:span></text:a></text:p>
      <text:p text:style-name="P10"/>
      <text:p text:style-name="P10"><text:reference-mark-start text:name="schema theory"/>[5]<text:reference-mark-end text:name="schema theory"/><text:tab/>“Schema Theory”</text:p>
      <text:p text:style-name="P10"><text:tab/>Kent Palmer – Schemas Theory Research Initiative</text:p>
      <text:p text:style-name="P10"><text:tab/><text:a xlink:type="simple" xlink:href="http://schematheory.net/" text:style-name="Internet_20_link" text:visited-style-name="Visited_20_Internet_20_Link"><text:span text:style-name="T4">http://schematheory.net/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07:02:10.170940000</meta:creation-date>
    <dc:date>2021-01-31T18:50:38.918312000</dc:date>
    <meta:editing-duration>PT6M27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8" meta:word-count="357" meta:character-count="2580" meta:non-whitespace-character-count="2257"/>
  </office:meta>
</office:document-meta>
</file>